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4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5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6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8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9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4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4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50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2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6">Warmdown: <text:span text:style-name="T3">½ mile in 5:30</text:span></text:p>
      <text:p text:style-name="P27"/>
      <text:p text:style-name="P23"><text:span text:style-name="T6">Wed Oct 31, 2018 </text:span><text:span text:style-name="T1">4.2 miles</text:span></text:p>
      <text:p text:style-name="P25">Warmup: <text:span text:style-name="T3">1 mile in 9:45 </text:span></text:p>
      <text:p text:style-name="P23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4">My times: 3:50, 3:46, 3:42, 3:37 </text:p>
      <text:p text:style-name="P24">My average pace for the last interval was 7:36/mile.</text:p>
      <text:p text:style-name="P25">Warmdown: <text:span text:style-name="T3">0.8 mile jog</text:span></text:p>
      <text:p text:style-name="P24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5">Warmdown:<text:span text:style-name="T3"> ½ mile in 5:25</text:span></text:p>
      <text:p text:style-name="P32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3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6066568416817475933" text:style-name="L1">
        <text:list-item>
          <text:list>
            <text:list-header>
              <text:p text:style-name="P34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4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2523899" text:continue-numbering="true" text:style-name="L1">
        <text:list-item>
          <text:list>
            <text:list-header>
              <text:p text:style-name="P34">Run: 6<text:span text:style-name="T3"> x 0.2 miles at 7:09/mile pace with a 0.2 mile jog before each run. The 0.2 mile runs each took 85.7 seconds. The jogs before each 0.2 mile run took about 2:18.</text:span></text:p>
              <text:p text:style-name="P34">Warmdown: <text:span text:style-name="T3">½ mile in about 5:30</text:span></text:p>
              <text:p text:style-name="P37"/>
              <text:p text:style-name="P34"><text:span text:style-name="T3">Thur Nov 15, 2018 </text:span>2.25 miles<text:span text:style-name="T3"> </text:span></text:p>
              <text:p text:style-name="P37">On the Wise Center indoor track: 1 mile splits 4:55 + 4:35 = 9:30, rest 5 minutes</text:p>
              <text:p text:style-name="P37">On a recumbant stationary bike: </text:p>
              <text:list>
                <text:list-item>
                  <text:list>
                    <text:list-header>
                      <text:p text:style-name="P37"><text:s text:c="5"/>50 calorie ride in 4:10 (final pulse: 137), 25 calorie slow ride </text:p>
                      <text:p text:style-name="P37"><text:s text:c="5"/>25 calorie ride in 1:58, 25 calorie slow ride</text:p>
                      <text:p text:style-name="P37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2520262" text:continue-numbering="true" text:style-name="L1">
        <text:list-item>
          <text:list>
            <text:list-header>
              <text:p text:style-name="P40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2538404" text:continue-numbering="true" text:style-name="L1">
        <text:list-item>
          <text:list>
            <text:list-header>
              <text:p text:style-name="P40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6080463592230844917" text:style-name="L2">
        <text:list-item>
          <text:list>
            <text:list-item>
              <text:p text:style-name="P41">miles in the last week</text:p>
              <text:p text:style-name="P45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2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9017069719329332880" text:style-name="L3">
        <text:list-item>
          <text:p text:style-name="P42">Warm up with a mile at about 9:00 – 9:30/mile pace and rest a few minutes.</text:p>
        </text:list-item>
        <text:list-item>
          <text:p text:style-name="P42">Start running at about 8:35/mile pace and then adjust pace so that HR is </text:p>
          <text:list>
            <text:list-header>
              <text:p text:style-name="P42"><text:s text:c="10"/>HR0 = 142 +/- 1 bpm.</text:p>
            </text:list-header>
          </text:list>
        </text:list-item>
        <text:list-item>
          <text:p text:style-name="P42">Use a watch to record mile splits and stop running when the split exceeds <text:tab/>Tmax = 8:45</text:p>
        </text:list-item>
        <text:list-item>
          <text:p text:style-name="P42">The more miles I am able to run without reaching 8:45/mile, <text:s/>the better my <text:tab/>fitness.</text:p>
          <text:p text:style-name="P42">If another runner wants to perform the test mentioned above they will need to establish values for HR0 and Tmax in the following way. <text:s/></text:p>
          <text:p text:style-name="P44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0">2.<text:tab/>Next continue running but now adjust pace up and down in order to keep HR <text:tab/>near HR0. <text:s/>Record mile splits on a watch. <text:s/>The split for the 3rd mile is Tmax.</text:p>
          <text:p text:style-name="P51">Continued</text:p>
          <text:p text:style-name="P52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7">Wed <text:s/>Dec 12, 2018 <text:span text:style-name="T2">5 miles</text:span></text:p>
      <text:p text:style-name="P18">I performed a 142 bpm test on a Wise Center treadmill. </text:p>
      <text:p text:style-name="P17"><text:span text:style-name="T2">Warmup: </text:span>1 mile in 9:27 and rested 6 minutes.</text:p>
      <text:p text:style-name="P18">Run: <text:span text:style-name="T3">4 miles continually adjusting pace so that my HR stayed near HR0=142 bpm.</text:span></text:p>
      <text:p text:style-name="P17">Mile Splits: 8:39, 8:38, 8:44, 8:46</text:p>
      <text:p text:style-name="P17">I stopped running after 4 miles because the fourth mile split was greater than Tmax=8:45.</text:p>
      <text:p text:style-name="P17"/>
      <text:p text:style-name="P17">Thur Dec 13, 2018 <text:span text:style-name="T2">6.5 miles</text:span></text:p>
      <text:p text:style-name="P17"><text:span text:style-name="T2">Warmup:</text:span> <text:s/>½ mile to Wise Center and rested a few minutes </text:p>
      <text:p text:style-name="P17">On a treadmill I ran 2 miles at various paces some as fast as 7:41/mile and rested 8:00.</text:p>
      <text:p text:style-name="P17">2 mile splits: 9:00, 8:26</text:p>
      <text:p text:style-name="P17"><text:span text:style-name="T2">Run:</text:span> <text:s/>¼ <text:s/>mile lead into a 3 mile run in 23:35 or 7:51.7/mile</text:p>
      <text:p text:style-name="P17">I ran the first 2.5 miles at 7:54/mile pace and then faster for the last ½ mile.</text:p>
      <text:p text:style-name="P17">Pulse at the end of each mile: 153, 156, 158 </text:p>
      <text:p text:style-name="P17"><text:span text:style-name="T2">Warm down:</text:span> <text:s/>¼ mile in about 2:30</text:p>
      <text:p text:style-name="P17"/>
      <text:p text:style-name="P17">Fri Dec 14, 2018 <text:span text:style-name="T2">3.5 miles</text:span> <text:s/></text:p>
      <text:p text:style-name="P17">3 miles on a treadmill at various paces averaging 9:00/mile and ½ mile jog home</text:p>
      <text:p text:style-name="P17"/>
      <text:list xml:id="list818977635258031149" text:style-name="L4">
        <text:list-item>
          <text:list>
            <text:list-header>
              <text:p text:style-name="P47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first run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8758255807441903014" text:style-name="L5">
        <text:list-item>
          <text:list>
            <text:list-header>
              <text:p text:style-name="P38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7934061484326071265" text:style-name="L6">
        <text:list-item>
          <text:list>
            <text:list-header>
              <text:p text:style-name="P35"/>
              <text:p text:style-name="P35">25.85 miles in the last week</text:p>
            </text:list-header>
          </text:list>
        </text:list-item>
      </text:list>
      <text:p text:style-name="P28"><text:soft-page-break/><text:span text:style-name="T3">Sat Jan 5, 2019</text:span> 4.25 miles</text:p>
      <text:p text:style-name="P29"><text:span text:style-name="T2">Warmup:</text:span> <text:s/>½ mile to the Sportcentrum VU, 1 mile on a treadmill in 8:45, rest about 3:00</text:p>
      <text:p text:style-name="P29"><text:span text:style-name="T2">Run:</text:span> <text:s/>0.05 mile lead into a 2 mile 142 bpm test,</text:p>
      <text:p text:style-name="P29">mile times and pulses at the end of each mile: 8:11 (142), 8:24 (142)</text:p>
      <text:p text:style-name="P29">Compare test to one on Dec 30</text:p>
      <text:p text:style-name="P28">Warm down: <text:span text:style-name="T3">0.2 mile on treadmill and ½ mile outside</text:span></text:p>
      <text:p text:style-name="P29"/>
      <text:p text:style-name="P28"><text:span text:style-name="T3">Sun Jan 6, 2019 </text:span>no running</text:p>
      <text:p text:style-name="P28"/>
      <text:p text:style-name="P28"><text:span text:style-name="T3">Mon Jan 7, 2019 </text:span>5.1 miles</text:p>
      <text:p text:style-name="P29"><text:span text:style-name="T2">Warmup:</text:span> <text:s/>½ mile on a bike path and 0.1 mile on a treadmill</text:p>
      <text:p text:style-name="P29"><text:span text:style-name="T2">Run:</text:span> <text:s/>4 miles on a Sportcentrum treadmill, </text:p>
      <text:p text:style-name="P29">Time: <text:s/>Splits and pulses: 8:55 (137 bpm), 8:27 (143 bpm), 8:32 (142 bpm), 7:34 (164 bpm)</text:p>
      <text:p text:style-name="P29">I ended the last mile a good deal under 7:00/mile pace and my pulse rose to 164 bpm.</text:p>
      <text:p text:style-name="P29"><text:span text:style-name="T2">Warm down:</text:span> <text:s/>½ mile on a bike path </text:p>
      <text:p text:style-name="P29"/>
      <text:p text:style-name="P29">Tues Jan 8, 2019 <text:span text:style-name="T2">3 miles </text:span></text:p>
      <text:p text:style-name="P29">I ran 1 mile and walked 2 miles on bike and walking paths in Amsterdam.</text:p>
      <text:p text:style-name="P29"/>
      <text:p text:style-name="P29">Wed Jan 9, 2019 <text:span text:style-name="T2">5.15 miles</text:span> <text:s/></text:p>
      <text:p text:style-name="P29"><text:span text:style-name="T2">Warmup:</text:span> <text:s/>½ miles to the Sportcentrum VU, rest about 5:00 and a 0.1 mile lead into a 1 mile on a treadmill, time for 1 mile: 8:50, about a 3 minute rest</text:p>
      <text:p text:style-name="P29"><text:span text:style-name="T2">Run:</text:span> <text:s/>0.1 mile lead into a 4 mile 142 bpm test,</text:p>
      <text:p text:style-name="P29">mile times and pulses at the end of each mile: 8:06 (143), 8:16 (141), 8:23 (142), 8:30 (142)</text:p>
      <text:p text:style-name="P29">This is the best recent result for a 142 bpm test. Compare today's splits to ones on Dec 12</text:p>
      <text:p text:style-name="P28">Warm down: <text:span text:style-name="T3">½ mile outside</text:span></text:p>
      <text:p text:style-name="P29"/>
      <text:p text:style-name="P29">Thur Jan 10, 2019 <text:span text:style-name="T2">3 miles </text:span></text:p>
      <text:p text:style-name="P29">I ran 1 mile and walked 2 miles on bike and walking paths in Amsterdam.</text:p>
      <text:p text:style-name="P29"/>
      <text:p text:style-name="P29">Fri Jan 11, 2019<text:span text:style-name="T2"> 9.15 miles </text:span><text:s/></text:p>
      <text:p text:style-name="P19"><text:span text:style-name="T2">Warm up: </text:span>½ mile to the Sportcentrum VU, and rest a few minutes,</text:p>
      <text:p text:style-name="P19">a 0.1 mile lead into 1 mile on a treadmill, time for mile 8:33, a 3 minute rest</text:p>
      <text:p text:style-name="P19"><text:span text:style-name="T2">Run:</text:span> On a treadmill, (¼ mile jogs before each run took about 3:00)</text:p>
      <text:p text:style-name="P19">3 x ½ mile with a ¼ mile jog before each run, Average time of 3 runs: 4:00</text:p>
      <text:p text:style-name="P19">3 x ½ mile with a ¼ mile jog before each run, Average time of 3 runs: 3:55</text:p>
      <text:p text:style-name="P19">1 x 2 mile with a ¼ mile jog before the 2 mile run, Mile splits for the 2 mile: 7:47, 7:26</text:p>
      <text:p text:style-name="P19">Pulses at the end of each run 142, 142, 143, 147, 149, 151, 162, </text:p>
      <text:p text:style-name="P19">Times for the ¼ mile jogs before each run about 3 minutes.</text:p>
      <text:p text:style-name="P19"><text:span text:style-name="T2">Warm down:</text:span> <text:s/>½ mile in about 6 minutes</text:p>
      <text:p text:style-name="P21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0"/>
      <text:p text:style-name="P20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0">Mon Jan 14, 2019 <text:span text:style-name="T2">3 miles </text:span></text:p>
      <text:p text:style-name="P30">I ran 1 mile and walked 2 miles on bike and walking paths in Amsterdam.</text:p>
      <text:p text:style-name="P30"/>
      <text:p text:style-name="P30">Tues Jan 15, 2019 <text:span text:style-name="T2">7 miles</text:span> <text:s/></text:p>
      <text:p text:style-name="P30"><text:span text:style-name="T2">Warmup:</text:span> <text:s/>1 mile on bike paths, rest about 7:00 and a 0.3 mile lead into a 142 bpm test</text:p>
      <text:p text:style-name="P30"><text:span text:style-name="T2">Run:</text:span> <text:s/>5 mile 142 bpm test,</text:p>
      <text:p text:style-name="P30">mile times and pulses at the end of each mile: 8:14 (142), 8:26 (142), 8:27 (142), 8:25 (142), 8:30 (142)</text:p>
      <text:p text:style-name="P31">Warm down: <text:span text:style-name="T3">0.2 miles on the treadmill</text:span> <text:span text:style-name="T3">and</text:span> <text:span text:style-name="T3">½ mile outside</text:span></text:p>
      <text:p text:style-name="P30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3"><text:soft-page-break/>Sat Jan 19, 2019 <text:span text:style-name="T2">3.9 miles</text:span></text:p>
      <text:p text:style-name="P3"><text:span text:style-name="T2">Warmup:</text:span> ½ mile to the Sportcentrum VU and rest a few minutes</text:p>
      <text:list xml:id="list7397190172318166640" text:style-name="L7">
        <text:list-item>
          <text:list>
            <text:list-header>
              <text:p text:style-name="P46">1.5 miles on a treadmill averaging about 8:45/mile and rest about 4 minutes</text:p>
              <text:p text:style-name="P43">Run:<text:span text:style-name="T3"> 0.15 mile lead into a 1mile run in 7:13, ¼ mile splits: 1:50, 1:50, 1:48, 1:45</text:span></text:p>
              <text:p text:style-name="P46">I ran the last 0.2 miles under 7:00/mile pace. Pulse at the end of run: 158 bpm</text:p>
              <text:p text:style-name="P43">Warmdown: <text:span text:style-name="T3">rest a few minutes and jog ¾ mile outside </text:span></text:p>
            </text:list-header>
          </text:list>
        </text:list-item>
      </text:list>
      <text:p text:style-name="P3"/>
      <text:p text:style-name="P4"><text:span text:style-name="T3">Sun Jan 20, 2019</text:span> no running </text:p>
      <text:p text:style-name="P3">We flew from Amsterdam to Pittsburgh.</text:p>
      <text:p text:style-name="P3"/>
      <text:p text:style-name="P3">Mon Jan 21, 2019 <text:span text:style-name="T2">no running</text:span> <text:s/></text:p>
      <text:p text:style-name="P3">We flew from Pittsburgh to Palm Springs California.</text:p>
      <text:p text:style-name="P3"/>
      <text:p text:style-name="P3">Tues Jan 22, 2019 <text:span text:style-name="T2">4.5 miles </text:span></text:p>
      <text:p text:style-name="P3">I ran on a ½ mile road loop in Palm Springs.</text:p>
      <text:p text:style-name="P4">Warmup: <text:span text:style-name="T3">¼ mile run and rest a few minutes</text:span></text:p>
      <text:p text:style-name="P4">Run:<text:span text:style-name="T3"> </text:span><text:s/><text:span text:style-name="T3">5</text:span> <text:span text:style-name="T3">x ½ mile with a four minute rest after each run</text:span></text:p>
      <text:p text:style-name="P3">Times for the ½ mile runs: 4:40, 4:07, 4:00, 4:04, 3:43</text:p>
      <text:p text:style-name="P4">Warm down: <text:span text:style-name="T3">1.75 mile jog</text:span></text:p>
      <text:p text:style-name="P3"/>
      <text:p text:style-name="P4"><text:span text:style-name="T3">Wed Jan 23, 2019 </text:span>6 miles<text:span text:style-name="T3"> <text:s/></text:span></text:p>
      <text:p text:style-name="P4">Warmup:<text:span text:style-name="T3"> <text:s/>3 mile jog on roads in Palm Springs and rest about 8 minutes</text:span></text:p>
      <text:p text:style-name="P3">This seemed to be a good warm up even though it did not include any fast running.</text:p>
      <text:p text:style-name="P4">Run:<text:span text:style-name="T3"> <text:s/>2 miles on the same ½ mile loop as yesterday Time: 15:57 or 7:59/mile</text:span></text:p>
      <text:p text:style-name="P4">½ mile splits:<text:span text:style-name="T3"> 4:11, 4:05, 4:00, 3:41</text:span></text:p>
      <text:p text:style-name="P4">Warm down:<text:span text:style-name="T3"> <text:s/>1 mile in about 11:00</text:span></text:p>
      <text:p text:style-name="P3"/>
      <text:p text:style-name="P4"><text:span text:style-name="T3">Thur Jan 24, 2019 </text:span>3.5 miles</text:p>
      <text:p text:style-name="P3">I ran on the same ½ mile loop that I have been using.</text:p>
      <text:p text:style-name="P3"><text:span text:style-name="T2">Warmup:</text:span> I walked and ran 2 miles averaging 11:20/mile. At the beginning of each ½ mile I walked about 0.1 miles. <text:s/>I rested about 4:00</text:p>
      <text:p text:style-name="P3"><text:span text:style-name="T2">Run:</text:span> <text:s/>2 x ½ mile with a ¼ mile jog between. <text:s/>½ mile times: 3:59, 4:20</text:p>
      <text:p text:style-name="P3"><text:span text:style-name="T2">Warm down:</text:span> <text:s/>¼ mile jog</text:p>
      <text:p text:style-name="P3"/>
      <text:p text:style-name="P3">Fri Jan 25, 2019 <text:s/><text:span text:style-name="T2">5.85 miles </text:span>on the same ½ mile loop</text:p>
      <text:p text:style-name="P3"><text:span text:style-name="T2">Warmup:</text:span> <text:s/>2 miles on the ½ mile loop, Splits: 9:05, 8:24 and rest about 4:00</text:p>
      <text:p text:style-name="P3"><text:span text:style-name="T2">Run:</text:span> <text:s/>9 x 0.17 with a 0.23 mile jog after each run, jogs at about 12:00/mile</text:p>
      <text:p text:style-name="P3">Times for the 0.17 mile runs: 68s, 70s, 72s, 70s, 68s, 66s, 70s, 69s, 65.6, <text:s/>Average: 68.6</text:p>
      <text:p text:style-name="P3">Average pace for the 9 runs: 6:44/mile, pace for last run: 6:26/mile.</text:p>
      <text:p text:style-name="P4">Warm down: <text:span text:style-name="T3">0.25 jog</text:span></text:p>
      <text:p text:style-name="P1"/>
      <text:p text:style-name="P2">Miles in the last week: 23.75</text:p>
      <text:p text:style-name="P16"><text:soft-page-break/><text:span text:style-name="T3">Sat Jan 26, 2019</text:span> 5.5 miles <text:s/><text:span text:style-name="T3">on the same ½ mile loop</text:span></text:p>
      <text:p text:style-name="P16">Run: <text:span text:style-name="T3">5 miles in 41:55 Average pace 8:23/mile</text:span></text:p>
      <text:p text:style-name="P15">Mile splits: 8:40, 8:36, 8:26, 8:15, 7:58</text:p>
      <text:p text:style-name="P16">Warm down:<text:span text:style-name="T3"> <text:s/>½ mile in about 6:00 </text:span></text:p>
      <text:p text:style-name="P15"/>
      <text:p text:style-name="P15">Sun Jan 27, 2019 <text:s/><text:span text:style-name="T2">6 miles <text:s/>A similar workout to 2 days ago</text:span></text:p>
      <text:p text:style-name="P15"><text:span text:style-name="T2">Warmup:</text:span> <text:s/>2 miles on the ½ mile loop, Splits: 9:04, 8:27 and rest about 4:00</text:p>
      <text:p text:style-name="P15"><text:span text:style-name="T2">Run:</text:span> <text:s/>9 x 0.17 with a 0.23 mile jog after each run, jogs at about 12:00/mile</text:p>
      <text:p text:style-name="P15">Times for the 0.17 mile runs: 65s, 72s, 68s, 69s, 66s, 70s, 72s, 66s, 63.8 <text:s/>Average: 67.6</text:p>
      <text:p text:style-name="P15">Average pace for the 9 runs: 6:38/mile, pace for last run: 6:15/mile.</text:p>
      <text:p text:style-name="P15"><text:span text:style-name="T2">Warm down:</text:span> 0.6 jog</text:p>
      <text:p text:style-name="P15"/>
      <text:p text:style-name="P15">Mon Jan 28, 2019 <text:span text:style-name="T2">no running, We <text:s/>flew home.</text:span></text:p>
      <text:p text:style-name="P16"/>
      <text:p text:style-name="P15">Tues Jan 29, 2019 <text:span text:style-name="T2">3 miles</text:span></text:p>
      <text:p text:style-name="P15">I ran 3 miles on a Wise Center treadmill in 27:01. Splits: 9:28, 8:53, 8:40</text:p>
      <text:p text:style-name="P15"/>
      <text:p text:style-name="P15">Wed Jan 30, 2019 <text:span text:style-name="T2">no running </text:span></text:p>
      <text:p text:style-name="P15">The windchill was below zero and the Wise Center was closed. </text:p>
      <text:p text:style-name="P15"/>
      <text:p text:style-name="P15">Thur Jan 31, 2019 <text:span text:style-name="T2">no running </text:span></text:p>
      <text:p text:style-name="P15">The windchill was below zero and the Wise Center was closed. <text:s text:c="2"/></text:p>
      <text:p text:style-name="P15"/>
      <text:p text:style-name="P15">Fri Feb 1, 2019 <text:span text:style-name="T2">4.5 miles </text:span></text:p>
      <text:p text:style-name="P15"><text:span text:style-name="T2">Run:</text:span> <text:s/>I ran 4 miles on a Wise Center treadmill in 33:48 or 8:27/mile.</text:p>
      <text:p text:style-name="P15">Splits: 8:58, 8:28, 8:02, 8:20</text:p>
      <text:p text:style-name="P15">Pulse after 3 miles: 154, Pulse after 4 miles 152</text:p>
      <text:p text:style-name="P15"><text:span text:style-name="T2">Warm down:</text:span> <text:s/>A few minutes rest and a ½ mile jog on the indoor track</text:p>
      <text:p text:style-name="P15"/>
      <text:p text:style-name="P16">Miles in the last week: 19</text:p>
      <text:p text:style-name="P16"/>
      <text:p text:style-name="P16"/>
      <text:p text:style-name="P16"/>
      <text:p text:style-name="P16"/>
      <text:p text:style-name="P16"/>
      <text:p text:style-name="P15"><text:soft-page-break/>Sat Feb 2, 2019 <text:span text:style-name="T2">4.6 miles</text:span></text:p>
      <text:p text:style-name="P15"><text:span text:style-name="T2">Run and walk:</text:span> on the Wise Center indoor track, <text:s/>I ran 3/8 mile, walked 1/8 mile and repeated until I reached 4 miles in 42:46.</text:p>
      <text:p text:style-name="P15">Mile splits: 10:59, 10:48, 10:35, 10:24</text:p>
      <text:p text:style-name="P15"><text:span text:style-name="T2">Warm down:</text:span> <text:s/>0.6 mile walk</text:p>
      <text:p text:style-name="P16"/>
      <text:p text:style-name="P15">Sun Feb 3, 2019 <text:span text:style-name="T2">2 miles </text:span><text:s/></text:p>
      <text:p text:style-name="P15">I ran 2 miles on hilly roads in about 22 minutes.</text:p>
      <text:p text:style-name="P15"/>
      <text:p text:style-name="P15">Mon Feb 4, 2019 <text:span text:style-name="T2">5 miles</text:span> <text:s/></text:p>
      <text:p text:style-name="P16">Warmup: <text:span text:style-name="T3">½ mile run to the Wise Center</text:span></text:p>
      <text:p text:style-name="P16">Run:<text:span text:style-name="T3"> 4 miles on a treadmill in 36:00, each mile was close to 9:00</text:span></text:p>
      <text:p text:style-name="P16">Warm down: <text:span text:style-name="T3">½ mile home</text:span></text:p>
      <text:p text:style-name="P15"/>
      <text:p text:style-name="P16"><text:span text:style-name="T3">Tues Feb 5, 2019 </text:span>5 miles<text:span text:style-name="T3"> <text:s/></text:span></text:p>
      <text:p text:style-name="P16">Warmup: <text:span text:style-name="T3">½ mile run to the Wise Center</text:span></text:p>
      <text:p text:style-name="P16">Run and walk:<text:span text:style-name="T3"> 4.5 miles on the indoor track in 50:18 or 11:11/mile</text:span></text:p>
      <text:p text:style-name="P15">I walked about 75 yards during each half mile.</text:p>
      <text:p text:style-name="P15"/>
      <text:p text:style-name="P15">Wed Feb 6, 2019 <text:span text:style-name="T2">5.05 miles</text:span> </text:p>
      <text:p text:style-name="P16">Warmup: <text:span text:style-name="T3">2 miles on a Wise Center treadmill in 18:01, Final pulse:135, <text:s/>rest 3:00</text:span></text:p>
      <text:p text:style-name="P15"><text:span text:style-name="T2">Run:</text:span> 7 x 0.15 miles with a ¼ mile jog before each run, each 0.15 mile run took 63 seconds which corresponds to 6:59/mile pace. <text:s/>These runs felt relatively easy.</text:p>
      <text:p text:style-name="P15">Pulse after first run:150, pulse after seventh one: 157 <text:s/></text:p>
      <text:p text:style-name="P15">The ¼ mile jogs took about 3:00</text:p>
      <text:p text:style-name="P16">Warm down: <text:span text:style-name="T3">¼ mile jog</text:span></text:p>
      <text:p text:style-name="P15"/>
      <text:p text:style-name="P16"><text:span text:style-name="T3">Thur Feb 7, 2019 </text:span>5 miles<text:span text:style-name="T3"> <text:s/></text:span></text:p>
      <text:p text:style-name="P15">I ran and walked 5 miles on slightly hilly roads and averaged 11:11/mile.</text:p>
      <text:p text:style-name="P15">I walked about 0.05 miles during each half mile.</text:p>
      <text:p text:style-name="P15"/>
      <text:p text:style-name="P15">Fri Feb 8, 2019 <text:span text:style-name="T2">no running</text:span></text:p>
      <text:p text:style-name="P15"/>
      <text:p text:style-name="P16">In the last week 26.65 miles</text:p>
      <text:p text:style-name="P3"/>
      <text:p text:style-name="P3"><text:soft-page-break/>Sat Feb 9, 2019 <text:span text:style-name="T2">4.2 miles</text:span> </text:p>
      <text:p text:style-name="P3"><text:span text:style-name="T2">Warmup:</text:span> <text:s/>I ran 2 miles on a Wise Center treadmill. Splits: 8:59, 8:41, 9 minutes rest</text:p>
      <text:p text:style-name="P4">Run: <text:span text:style-name="T3">0.2 mile lead into a 1 mile run. Time for the mile: 7:36</text:span></text:p>
      <text:p text:style-name="P3">I started running at 7:47/mile pace and ended at 6:40/mile pace. Ending pulse: 160</text:p>
      <text:p text:style-name="P4">Warm down:<text:span text:style-name="T3"> 1mile in 9:51 going faster as I ran </text:span></text:p>
      <text:p text:style-name="P3"/>
      <text:p text:style-name="P4"><text:span text:style-name="T3">Sun Feb 10, 2019 </text:span>no running<text:span text:style-name="T3"> </text:span></text:p>
      <text:p text:style-name="P3">I injured my right knee slightly picking up something while in an awkward position.</text:p>
      <text:p text:style-name="P3"/>
      <text:p text:style-name="P4"><text:span text:style-name="T3">Mon Feb 11, 2019 </text:span>4 miles<text:span text:style-name="T3"> <text:s/></text:span></text:p>
      <text:p text:style-name="P3">My right knee is a still somewhat sore. </text:p>
      <text:p text:style-name="P4">Warmup:<text:span text:style-name="T3"> I massaged my right leg </text:span></text:p>
      <text:p text:style-name="P4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4"/>
      <text:p text:style-name="P3">Tues Feb 12, 2019 <text:span text:style-name="T2">4 miles</text:span></text:p>
      <text:p text:style-name="P3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6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3"/>
      <text:p text:style-name="P6"><text:span text:style-name="T8">Wed Feb 13, 2019 </text:span><text:span text:style-name="T7">4.25 miles</text:span><text:span text:style-name="T8"> </text:span></text:p>
      <text:p text:style-name="P3">My right knee continues to improve. I am still massaging the vastus madialis muscle. </text:p>
      <text:p text:style-name="P4">Warmup: <text:span text:style-name="T3">1 mile on a Wise Center treadmill in about 9:00 and rested 4 minutes </text:span></text:p>
      <text:p text:style-name="P4">Run: <text:span text:style-name="T3">4 x ½ mile in 4:13.5 with a ¼ mile jog before each run. Jogs were in about 3:00.</text:span></text:p>
      <text:p text:style-name="P4">Warm down: <text:span text:style-name="T3">¼ mile jog</text:span></text:p>
      <text:p text:style-name="P3"/>
      <text:p text:style-name="P4"><text:span text:style-name="T3">Thur Feb 14, 2019 </text:span>no running</text:p>
      <text:p text:style-name="P4"/>
      <text:p text:style-name="P3">Fri Feb 15, 2019 <text:span text:style-name="T2">5.3 miles</text:span> <text:s/></text:p>
      <text:p text:style-name="P4">Warmup: <text:span text:style-name="T3">1 mile jog on a hilly road.</text:span></text:p>
      <text:p text:style-name="P4">Run:<text:span text:style-name="T3"> 4 x ½ mile uphill (6% grade) with ½ mile down the same hill after each run</text:span></text:p>
      <text:p text:style-name="P4">Uphill times and final pulses: <text:span text:style-name="T3"><text:s/>5:37 (146),</text:span> <text:span text:style-name="T3">5:26 (151), 5:02 (161), 4:52 (164)</text:span></text:p>
      <text:p text:style-name="P4">Average uphill pace: <text:span text:style-name="T3">10:28/mile </text:span>Average down hill pace: <text:span text:style-name="T3">9:50/mile</text:span></text:p>
      <text:p text:style-name="P4">Warm down: <text:span text:style-name="T3">0.3 mile jog</text:span></text:p>
      <text:p text:style-name="P3"/>
      <text:p text:style-name="P4">In the last week: 21.75 miles</text:p>
      <text:p text:style-name="P12"><text:soft-page-break/>Sat Feb 16, 2019 <text:span text:style-name="T2">5.25 miles </text:span><text:s/></text:p>
      <text:p text:style-name="P13">Warmup: <text:span text:style-name="T3">½ mile to the Wise Center and rest a few minutes</text:span></text:p>
      <text:p text:style-name="P12">1.5 miles on a treadmill averaging 9:00/mile</text:p>
      <text:list xml:id="list2478843609463426521" text:style-name="L8">
        <text:list-item>
          <text:list>
            <text:list-header>
              <text:p text:style-name="P36">Run:<text:span text:style-name="T3"> 5 x ½ mile on a treadmill with ¼ mile jogs before each run </text:span></text:p>
              <text:p text:style-name="P39">Times and pulses at the end of each run:</text:p>
            </text:list-header>
          </text:list>
        </text:list-item>
      </text:list>
      <text:p text:style-name="P12">4:00 (147), 3:56.8 (153), 3:53.8 (158), 3:50.8 (160), 3:45 (163)</text:p>
      <text:p text:style-name="P12">The ¼ mile jogs took about 3 minutes. <text:s text:c="2"/><text:span text:style-name="T2">Warm down:</text:span> <text:s/>¼ mile jog</text:p>
      <text:p text:style-name="P12"/>
      <text:p text:style-name="P13"><text:span text:style-name="T3">Sun Feb 17, 2019 </text:span>5.05 miles<text:span text:style-name="T3"> <text:s text:c="2"/></text:span></text:p>
      <text:p text:style-name="P13">Warmup:<text:span text:style-name="T3"> <text:s/>½ mile to the Wise Center and rest a few minutes</text:span></text:p>
      <text:p text:style-name="P13">Run on the indoor track:<text:span text:style-name="T3"> <text:s/>2 miles, Splits: 9:36, 9:07 and rest 6 minutes</text:span></text:p>
      <text:p text:style-name="P13">Run on a treadmill:<text:span text:style-name="T3"> a 0.05 jog lead into a 2 mile run, Splits: 8:49, 7:55</text:span></text:p>
      <text:p text:style-name="P12">I started the second mile running at 8:08/mile and ended at 7:24/mile. </text:p>
      <text:p text:style-name="P12">My pulse rose to 157 bpm. <text:s text:c="2"/><text:span text:style-name="T2">Warm down:</text:span> ½ mile at about 10:00/mile</text:p>
      <text:p text:style-name="P12"/>
      <text:p text:style-name="P13"><text:span text:style-name="T3">Mon Feb 18, 2019 </text:span>no running<text:span text:style-name="T3"> <text:s/></text:span></text:p>
      <text:p text:style-name="P12"/>
      <text:p text:style-name="P13"><text:span text:style-name="T3">Tues Feb 19, 2019 </text:span>5.9 miles<text:span text:style-name="T3"> <text:s/>on a Wise Center treadmill.</text:span></text:p>
      <text:p text:style-name="P13">Warmup:<text:span text:style-name="T3"> <text:s/>1.5 miles averaging 9:00/mile and a 4 minute rest</text:span></text:p>
      <text:p text:style-name="P13">Run:<text:span text:style-name="T3"> I ran a 4 mile 142 bpm test. <text:s/>(See Tues Dec 11, 2018)</text:span></text:p>
      <text:p text:style-name="P12">After a 0.1mile lead in, I ran 4 miles while keeping my heart rate at 142 bpm.</text:p>
      <text:p text:style-name="P12">Mile splits and pulses at the end of each mile:</text:p>
      <text:p text:style-name="P12">8:15 (142), 8:30 (142), 8:33 (142), 8:38 (143)</text:p>
      <text:p text:style-name="P12">Today my splits were slightly slower than in Amsterdam on Dec 30 <text:s/>and Jan 9, Jan 15.</text:p>
      <text:p text:style-name="P12">Also ½ mile pulses 3 days ago were higher than in Amsterdam <text:s/>on Dec 18,</text:p>
      <text:p text:style-name="P12">Treadmill calibrations were different or the fast runs I have been doing has tired my some.</text:p>
      <text:p text:style-name="P12"/>
      <text:p text:style-name="P12">Wed Feb 20, 2019 <text:span text:style-name="T2">4.85 miles</text:span> <text:s/></text:p>
      <text:p text:style-name="P12"><text:span text:style-name="T2">Run: </text:span>On a Wise Center treadmill: 4 mile run, Average pace: 8:32/mi</text:p>
      <text:p text:style-name="P12">Splits: 8:56, 8:44, 8:30, (4:09+3:49) = 7:58 </text:p>
      <text:p text:style-name="P12">Pace at end of run 7:14/mi, Pulse at end of 4 mile run 158 bpm</text:p>
      <text:p text:style-name="P12"><text:span text:style-name="T2">Warm down:</text:span> <text:s/>½ mile on the treadmill in about 5 min and 0.35 mile jog outside</text:p>
      <text:p text:style-name="P12"/>
      <text:p text:style-name="P12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2"/>
      <text:p text:style-name="P3">Fri Feb 22, 2019 <text:span text:style-name="T2">5.1 miles </text:span>on a Wise Center Treadmill (Compare to Feb 6, 2019)</text:p>
      <text:p text:style-name="P4">Warmup: 1.5 miles<text:span text:style-name="T3"> in 13:29 Final pulse:128, <text:s/>rest 4:00</text:span></text:p>
      <text:p text:style-name="P3"><text:span text:style-name="T2">Run:</text:span> 7 x 0.15 miles and 1 x 0.3 miles with a ¼ mile jog before each run, each 0.15 mile run took 62 seconds and the 0.3 miles took 2:04, i.e. all at 6:54/mile pace. <text:s/></text:p>
      <text:p text:style-name="P3">Pulse after first run:147, pulse after seventh run: 152, <text:s/>pulse after 0.3 mile run: 154 bpm </text:p>
      <text:p text:style-name="P3">The ¼ mile jogs took about 3:00 <text:s/><text:span text:style-name="T2">Warm down:</text:span> ¼ miles in about 3:00.</text:p>
      <text:p text:style-name="P4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48"><text:soft-page-break/>Sat March 2, 2019 <text:span text:style-name="T2">4.05 miles </text:span><text:s/></text:p>
      <text:p text:style-name="P48"><text:span text:style-name="T2">Run:</text:span> <text:s/>1.3 miles on a treadmill including 1 mile in 8:59 and ¼ mile in 2:00,</text:p>
      <text:p text:style-name="P48">a few minute rest and 1 mile run on the indoor track in (4:40 + 4:03) = 8:43 and a ¾ mile walk with Mary Jane</text:p>
      <text:p text:style-name="P49">On a recumbent stationary bike: <text:span text:style-name="T3">a 100 calorie ride on level 12 in 9:43</text:span></text:p>
      <text:p text:style-name="P48"/>
      <text:p text:style-name="P49"><text:span text:style-name="T3">Sun March 3, 2019 </text:span>5.5 miles<text:span text:style-name="T3"> </text:span></text:p>
      <text:p text:style-name="P49">Run:<text:span text:style-name="T3"> <text:s/>On a Wise Center treadmill 5 miles in 44:18 or 8:52/mile,</text:span></text:p>
      <text:p text:style-name="P48">Splits: 9:29, 9:01, 8:55, 8:30, 8:23, Final pulse: 148 bpm</text:p>
      <text:p text:style-name="P48">My pulse was unexpectedly high during the run and I felt more tired than usual. Also I think I may be starting a cold.</text:p>
      <text:p text:style-name="P49">Warmdown:<text:span text:style-name="T3"> ½ mile in about 5:00 </text:span></text:p>
      <text:p text:style-name="P48"/>
      <text:p text:style-name="P49"><text:span text:style-name="T3">Mon March 4, 2019</text:span> no running<text:span text:style-name="T3">, <text:s text:c="2"/>I have a cold with chest congestion.</text:span></text:p>
      <text:p text:style-name="P48"/>
      <text:p text:style-name="P49"><text:span text:style-name="T3">Tues March 5, 2019 </text:span>no running,<text:span text:style-name="T3"> <text:s text:c="2"/>My cold is somewhat better. </text:span></text:p>
      <text:p text:style-name="P48"/>
      <text:p text:style-name="P48">Wed March 6, 2019 <text:span text:style-name="T2">no running, <text:s/></text:span><text:s text:c="2"/></text:p>
      <text:p text:style-name="P48"/>
      <text:p text:style-name="P48">Thur March 7, 2019 <text:span text:style-name="T2">4.1 miles</text:span> </text:p>
      <text:p text:style-name="P48">On the Wise Center indoor track: 1 mile in (4:55 +4:35) = 9:30, rest a few minutes</text:p>
      <text:p text:style-name="P48">¼ mile in 1:59 and jog ¼ mile.</text:p>
      <text:p text:style-name="P48">On a treadmill: 0.1 mile lead into a 2 mile run, Splits 8:55, 8:19</text:p>
      <text:p text:style-name="P48">½ mile in about 5:00</text:p>
      <text:p text:style-name="P48"/>
      <text:p text:style-name="P48">Fri March 8, 2019 <text:span text:style-name="T2">4.5 miles</text:span> <text:s/></text:p>
      <text:p text:style-name="P48">I was going to run 5 miles as I did last Sunday but I stopped at 4 miles because I felt noticably more tired than I did last Sunday. <text:s/>The cold I have had since then has taken some energy out of me.</text:p>
      <text:p text:style-name="P49">Run:<text:span text:style-name="T3"> <text:s/>On a Wise Center treadmill 4 miles in 35:48 or 8:57/mile,</text:span></text:p>
      <text:p text:style-name="P48">Splits: 9:31, 8:59, 8:54, 8:22 Final pulse: 147 bpm</text:p>
      <text:p text:style-name="P49">Warmdown:<text:span text:style-name="T3"> rested a few minutes and ½ mile in about 5:00 </text:span></text:p>
      <text:p text:style-name="P49"><text:span text:style-name="T3"/></text:p>
      <text:p text:style-name="P49">I the past week: 18.15 mi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3-08T12:32:08.81</dc:date>
    <dc:creator>James  Lombardi</dc:creator>
    <meta:editing-duration>P7DT21H38M22S</meta:editing-duration>
    <meta:editing-cycles>706</meta:editing-cycles>
    <meta:generator>OpenOffice/4.1.2$Win32 OpenOffice.org_project/412m3$Build-9782</meta:generator>
    <meta:document-statistic meta:table-count="0" meta:image-count="0" meta:object-count="0" meta:page-count="22" meta:paragraph-count="596" meta:word-count="7772" meta:character-count="38739"/>
  </office:meta>
</office:document-meta>
</file>